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NewRomanPSMT" svg:font-family="TimesNewRomanPSMT" style:font-family-generic="roman"/>
    <style:font-face style:name="ArialMT" svg:font-family="ArialMT" style:font-family-generic="swiss"/>
    <style:font-face style:name="Segoe UI" svg:font-family="'Segoe UI'"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cm"/>
    </style:style>
    <style:style style:name="co2" style:family="table-column">
      <style:table-column-properties fo:break-before="auto" style:column-width="2.267cm"/>
    </style:style>
    <style:style style:name="co3" style:family="table-column">
      <style:table-column-properties fo:break-before="auto" style:column-width="4.08cm"/>
    </style:style>
    <style:style style:name="co4" style:family="table-column">
      <style:table-column-properties fo:break-before="auto" style:column-width="2.72cm"/>
    </style:style>
    <style:style style:name="ro1" style:family="table-row">
      <style:table-row-properties style:row-height="0.453cm" fo:break-before="auto" style:use-optimal-row-height="true"/>
    </style:style>
    <style:style style:name="ro2" style:family="table-row">
      <style:table-row-properties style:row-height="0.907cm" fo:break-before="auto" style:use-optimal-row-height="false"/>
    </style:style>
    <style:style style:name="ro3" style:family="table-row">
      <style:table-row-properties style:row-height="0.453cm" fo:break-before="auto" style:use-optimal-row-height="false"/>
    </style:style>
    <style:style style:name="ro4" style:family="table-row">
      <style:table-row-properties style:row-height="2.267cm" fo:break-before="auto" style:use-optimal-row-height="false"/>
    </style:style>
    <style:style style:name="ro5" style:family="table-row">
      <style:table-row-properties style:row-height="1.81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02cm solid #000000"/>
    </style:style>
    <style:style style:name="ce2" style:family="table-cell" style:parent-style-name="Default">
      <style:table-cell-properties fo:background-color="#ff6600" style:text-align-source="fix" style:repeat-content="false" fo:border="0.002cm solid #000000"/>
      <style:paragraph-properties fo:text-align="justify" fo:margin-left="0cm"/>
    </style:style>
    <style:style style:name="ce3" style:family="table-cell" style:parent-style-name="Default">
      <style:table-cell-properties fo:background-color="#ff6600" style:text-align-source="fix" style:repeat-content="false" fo:border="0.002cm solid #000000"/>
      <style:paragraph-properties fo:text-align="center" fo:margin-left="0cm"/>
    </style:style>
    <style:style style:name="ce4" style:family="table-cell" style:parent-style-name="Default">
      <style:table-cell-properties fo:background-color="#99ff66" style:text-align-source="fix" style:repeat-content="false" fo:border="0.002cm solid #000000"/>
      <style:paragraph-properties fo:text-align="center" fo:margin-left="0cm"/>
    </style:style>
    <style:style style:name="ce5" style:family="table-cell" style:parent-style-name="Default">
      <style:table-cell-properties fo:background-color="#00ccff" style:text-align-source="fix" style:repeat-content="false" fo:border="0.002cm solid #000000"/>
      <style:paragraph-properties fo:text-align="center" fo:margin-left="0cm"/>
    </style:style>
    <style:style style:name="ce6" style:family="table-cell" style:parent-style-name="Default">
      <style:table-cell-properties fo:background-color="#99ff66" style:text-align-source="fix" style:repeat-content="false" fo:border="0.002cm solid #000000"/>
      <style:paragraph-properties fo:text-align="justify" fo:margin-left="0cm"/>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fo:background-color="#99ff66" fo:border="0.002cm solid #000000"/>
    </style:style>
    <style:style style:name="ce10"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_B_I_D_F_Formulaire_6705_RK_SD"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2" table:number-columns-repeated="13" table:default-cell-style-name="Default"/>
        <table:table-row table:style-name="ro1">
          <table:table-cell table:style-name="ce1" office:value-type="string" table:number-columns-spanned="9" table:number-rows-spanned="1">
            <text:p>TAXE SUR LES BUREAUX, LES LOCAUX COMMERCIAUX, DE STOCKAGE ET LES SURFACES DE STATIONNEMENT</text:p>
          </table:table-cell>
          <table:covered-table-cell table:number-columns-repeated="8"/>
          <table:table-cell table:number-columns-repeated="9"/>
        </table:table-row>
        <table:table-row table:style-name="ro1">
          <table:table-cell table:number-columns-repeated="18"/>
        </table:table-row>
        <table:table-row table:style-name="ro1">
          <table:table-cell table:style-name="ce2" office:value-type="string" table:number-columns-spanned="4" table:number-rows-spanned="4">
            <text:p>DECLARATION RECAPITULATIVE Ce document vous est adressé en 2 exemplaires. Un exemplaire est destiné à l’administration, un exemplaire est à conserver.</text:p>
          </table:table-cell>
          <table:covered-table-cell table:number-columns-repeated="3"/>
          <table:table-cell/>
          <table:table-cell table:style-name="ce4" office:value-type="string" table:number-columns-spanned="2" table:number-rows-spanned="1">
            <text:p>Année d'exigibilité :</text:p>
          </table:table-cell>
          <table:covered-table-cell table:style-name="ce10"/>
          <table:table-cell table:number-columns-repeated="11"/>
        </table:table-row>
        <table:table-row table:style-name="ro1">
          <table:covered-table-cell table:number-columns-repeated="4"/>
          <table:table-cell/>
          <table:table-cell table:style-name="ce5" table:number-columns-spanned="2" table:number-rows-spanned="1"/>
          <table:covered-table-cell table:style-name="ce10"/>
          <table:table-cell table:number-columns-repeated="11"/>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1">
          <table:table-cell table:style-name="ce3" office:value-type="string" table:number-columns-spanned="4" table:number-rows-spanned="1">
            <text:p>DIRECTION GÉNÉRALE DES FINANCES PUBLIQUES</text:p>
          </table:table-cell>
          <table:covered-table-cell table:number-columns-repeated="3"/>
          <table:table-cell table:number-columns-repeated="14"/>
        </table:table-row>
        <table:table-row table:style-name="ro1">
          <table:table-cell table:number-columns-repeated="18"/>
        </table:table-row>
        <table:table-row table:style-name="ro1">
          <table:table-cell table:style-name="ce2" office:value-type="string" table:number-columns-spanned="4" table:number-rows-spanned="4">
            <text:p>(locaux à usage de bureaux, les locaux commerciaux, les locaux de stockage, et les surfaces de stationnement art. 231 ter du CGI modifié par l'art. 31 de la loi de finances rectificative pour 2010)</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2">
          <table:table-cell table:style-name="ce2" office:value-type="string" table:number-columns-spanned="4" table:number-rows-spanned="5">
            <text:p>Avant de remplir cette déclaration récapitulative, consultez la notice jointe au dos de ce formulaire. Pour tout renseignement sur ce formulaire, le service de la DIRECTION DES GRANDES ENTREPRISES désigné cicontre est à votre disposition aux jours et heures indiquées ci-dessous.</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3">
          <table:table-cell table:style-name="ce2" office:value-type="string" table:number-columns-spanned="4" table:number-rows-spanned="3">
            <text:p>VOUS DEVEZ DÉPOSER UN EXEMPLAIRE DE CETTE DÉCLARATION ACCOMPAGNÉE DE TOUTES LES DÉCLARATIONS INDIVIDUELLES ET DU PAIEMENT AUPRES DU COMPTABLE DE LA DGE DÉSIGNÉ CI-DESSOUS :</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1">
          <table:table-cell table:style-name="ce4" office:value-type="string">
            <text:p>TEL :</text:p>
          </table:table-cell>
          <table:table-cell table:style-name="ce5" table:number-columns-spanned="3" table:number-rows-spanned="1"/>
          <table:covered-table-cell table:number-columns-repeated="2" table:style-name="ce5"/>
          <table:table-cell table:number-columns-repeated="14"/>
        </table:table-row>
        <table:table-row table:style-name="ro1">
          <table:table-cell table:style-name="ce4" office:value-type="string">
            <text:p>COURRIEL :</text:p>
          </table:table-cell>
          <table:table-cell table:style-name="ce5" table:number-columns-spanned="3" table:number-rows-spanned="1"/>
          <table:covered-table-cell table:number-columns-repeated="2" table:style-name="ce5"/>
          <table:table-cell table:number-columns-repeated="14"/>
        </table:table-row>
        <table:table-row table:style-name="ro1">
          <table:table-cell table:number-columns-repeated="18"/>
        </table:table-row>
        <table:table-row table:style-name="ro1">
          <table:table-cell table:style-name="ce4" office:value-type="string" table:number-columns-spanned="2" table:number-rows-spanned="1">
            <text:p>PAIEMENT AVANT LE</text:p>
          </table:table-cell>
          <table:covered-table-cell/>
          <table:table-cell table:style-name="ce5" table:number-columns-spanned="2" table:number-rows-spanned="1"/>
          <table:covered-table-cell/>
          <table:table-cell table:number-columns-repeated="14"/>
        </table:table-row>
        <table:table-row table:style-name="ro1">
          <table:table-cell table:number-columns-repeated="18"/>
        </table:table-row>
        <table:table-row table:style-name="ro1">
          <table:table-cell table:style-name="ce4" office:value-type="string" table:number-columns-spanned="10" table:number-rows-spanned="1">
            <text:p>A / NOM ET ADRESSE DU PROPRIÉTAIRE / N° SIREN</text:p>
          </table:table-cell>
          <table:covered-table-cell table:number-columns-repeated="9"/>
          <table:table-cell table:number-columns-repeated="8"/>
        </table:table-row>
        <table:table-row table:style-name="ro1">
          <table:table-cell table:style-name="ce4" office:value-type="string">
            <text:p>N° SIREN :</text:p>
          </table:table-cell>
          <table:table-cell table:style-name="ce5" table:number-columns-repeated="9"/>
          <table:table-cell table:number-columns-repeated="8"/>
        </table:table-row>
        <table:table-row table:style-name="ro1">
          <table:table-cell table:style-name="ce4" office:value-type="string" table:number-columns-spanned="10" table:number-rows-spanned="1">
            <text:p>NOM :</text:p>
          </table:table-cell>
          <table:covered-table-cell table:number-columns-repeated="9" table:style-name="ce7"/>
          <table:table-cell table:number-columns-repeated="8"/>
        </table:table-row>
        <table:table-row table:style-name="ro3">
          <table:table-cell table:style-name="ce5" table:number-columns-repeated="10"/>
          <table:table-cell table:number-columns-repeated="8"/>
        </table:table-row>
        <table:table-row table:style-name="ro1" table:number-rows-repeated="2">
          <table:table-cell table:style-name="ce5" table:number-columns-repeated="10"/>
          <table:table-cell table:number-columns-repeated="8"/>
        </table:table-row>
        <table:table-row table:style-name="ro1">
          <table:table-cell table:style-name="ce4" office:value-type="string" table:number-columns-spanned="10" table:number-rows-spanned="1">
            <text:p>OU DÉNOMINATION SOCIAL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4" office:value-type="string" table:number-columns-spanned="10" table:number-rows-spanned="1">
            <text:p>COMPLÉMENT D’ADRESS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4" office:value-type="string" table:number-columns-spanned="10" table:number-rows-spanned="1">
            <text:p>NUMÉRO LETTRE RUE :</text:p>
          </table:table-cell>
          <table:covered-table-cell table:number-columns-repeated="9" table:style-name="ce8"/>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4" office:value-type="string" table:number-columns-spanned="10" table:number-rows-spanned="1">
            <text:p>COMMUN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4" office:value-type="string" table:number-columns-spanned="10" table:number-rows-spanned="1">
            <text:p>CODE POSTAL COMMUN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number-columns-repeated="18"/>
        </table:table-row>
        <table:table-row table:style-name="ro1">
          <table:table-cell table:style-name="ce4" office:value-type="string" table:number-columns-spanned="10" table:number-rows-spanned="1">
            <text:p>RAPPEL DU TOTAL DES "TAXES A PAYER" [€]</text:p>
          </table:table-cell>
          <table:covered-table-cell table:number-columns-repeated="9" table:style-name="ce7"/>
          <table:table-cell table:number-columns-repeated="8"/>
        </table:table-row>
        <table:table-row table:style-name="ro1">
          <table:table-cell table:style-name="ce5" table:number-columns-spanned="10" table:number-rows-spanned="1"/>
          <table:covered-table-cell table:number-columns-repeated="9" table:style-name="ce7"/>
          <table:table-cell table:number-columns-repeated="8"/>
        </table:table-row>
        <table:table-row table:style-name="ro1">
          <table:table-cell table:number-columns-repeated="18"/>
        </table:table-row>
        <table:table-row table:style-name="ro1">
          <table:table-cell table:style-name="ce4" office:value-type="string" table:number-columns-spanned="18" table:number-rows-spanned="1">
            <text:p>B / RÉCAPITULATIF DES DÉCLARATIONS INDIVIDUELLES</text:p>
          </table:table-cell>
          <table:covered-table-cell table:number-columns-repeated="17" table:style-name="ce9"/>
        </table:table-row>
        <table:table-row table:style-name="ro1">
          <table:table-cell table:style-name="ce4" office:value-type="string">
            <text:p>Numéro</text:p>
          </table:table-cell>
          <table:table-cell table:style-name="ce4" office:value-type="string" table:number-columns-spanned="3" table:number-rows-spanned="1">
            <text:p>DÉPARTEMENT / DIRECTION</text:p>
          </table:table-cell>
          <table:covered-table-cell table:number-columns-repeated="2" table:style-name="ce4"/>
          <table:table-cell table:style-name="ce4" office:value-type="string" table:number-columns-spanned="4" table:number-rows-spanned="1">
            <text:p>COMMUNE/ARRONDISSEMENT Numéro de déclaration</text:p>
          </table:table-cell>
          <table:covered-table-cell table:number-columns-repeated="3" table:style-name="ce4"/>
          <table:table-cell table:style-name="ce4" office:value-type="string" table:number-columns-spanned="10" table:number-rows-spanned="1">
            <text:p>TAXE A PAYER [€]</text:p>
          </table:table-cell>
          <table:covered-table-cell table:number-columns-repeated="9" table:style-name="ce9"/>
        </table:table-row>
        <table:table-row table:style-name="ro1">
          <table:table-cell table:style-name="ce4" office:value-type="float" office:value="1">
            <text:p>1</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2">
            <text:p>2</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3">
            <text:p>3</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4">
            <text:p>4</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5">
            <text:p>5</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6">
            <text:p>6</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7">
            <text:p>7</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8">
            <text:p>8</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9">
            <text:p>9</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0">
            <text:p>10</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1">
            <text:p>11</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2">
            <text:p>12</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3">
            <text:p>13</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4">
            <text:p>14</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5">
            <text:p>15</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6">
            <text:p>16</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7">
            <text:p>17</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8">
            <text:p>18</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19">
            <text:p>19</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4" office:value-type="float" office:value="20">
            <text:p>20</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4">
          <table:table-cell table:style-name="ce6" office:value-type="string" table:number-columns-spanned="1" table:number-rows-spanned="2">
            <text:p>Si vous possédez des surfaces de stationnement taxables dans plus de 20 communes ou arrondissements parisiens, indiquez ici le nombre de déclarations annexées </text:p>
          </table:table-cell>
          <table:table-cell table:style-name="ce5" table:number-columns-spanned="1" table:number-rows-spanned="2"/>
          <table:table-cell table:style-name="ce5" table:number-columns-spanned="1" table:number-rows-spanned="2"/>
          <table:table-cell table:style-name="ce5" table:number-columns-spanned="1" table:number-rows-spanned="2"/>
          <table:table-cell table:style-name="ce4" office:value-type="string" table:number-columns-spanned="4" table:number-rows-spanned="1">
            <text:p>Report des imprimés précédents [€]</text:p>
          </table:table-cell>
          <table:covered-table-cell table:number-columns-repeated="3"/>
          <table:table-cell table:style-name="ce5" table:number-columns-repeated="10"/>
        </table:table-row>
        <table:table-row table:style-name="ro1">
          <table:covered-table-cell/>
          <table:covered-table-cell table:number-columns-repeated="3" table:style-name="ce5"/>
          <table:table-cell table:style-name="ce4" office:value-type="string" table:number-columns-spanned="4" table:number-rows-spanned="1">
            <text:p>TOTAL DES TAXES A PAYER [€]</text:p>
          </table:table-cell>
          <table:covered-table-cell table:number-columns-repeated="3" table:style-name="ce10"/>
          <table:table-cell table:style-name="ce5" table:number-columns-repeated="10"/>
        </table:table-row>
        <table:table-row table:style-name="ro5">
          <table:table-cell table:style-name="ce2" office:value-type="string" table:number-columns-spanned="1" table:number-rows-spanned="4">
            <text:p>La loi n° 78-17 du 6 janvier 1978, relative à l'informatique, aux fichiers et aux libertés s'applique aux données nominatives portées dans ce formulaire. Elle garantit un droit d'accès et de rectification pour ces données auprès du service de la DGE.</text:p>
          </table:table-cell>
          <table:table-cell table:style-name="ce4" office:value-type="string">
            <text:p>A</text:p>
          </table:table-cell>
          <table:table-cell table:style-name="ce5" table:number-columns-spanned="7" table:number-rows-spanned="1"/>
          <table:covered-table-cell table:number-columns-repeated="6" table:style-name="ce5"/>
          <table:table-cell table:number-columns-repeated="9"/>
        </table:table-row>
        <table:table-row table:style-name="ro1">
          <table:covered-table-cell/>
          <table:table-cell table:style-name="ce4" office:value-type="string">
            <text:p>, le</text:p>
          </table:table-cell>
          <table:table-cell table:style-name="ce5" table:number-columns-spanned="7" table:number-rows-spanned="1"/>
          <table:covered-table-cell table:number-columns-repeated="6" table:style-name="ce5"/>
          <table:table-cell table:number-columns-repeated="9"/>
        </table:table-row>
        <table:table-row table:style-name="ro1">
          <table:covered-table-cell/>
          <table:table-cell table:style-name="ce4" office:value-type="string">
            <text:p>Signature,</text:p>
          </table:table-cell>
          <table:table-cell table:style-name="ce5" table:number-columns-spanned="7" table:number-rows-spanned="1"/>
          <table:covered-table-cell table:number-columns-repeated="6" table:style-name="ce5"/>
          <table:table-cell table:number-columns-repeated="9"/>
        </table:table-row>
        <table:table-row table:style-name="ro1">
          <table:covered-table-cell/>
          <table:table-cell table:number-columns-repeated="17"/>
        </table:table-row>
        <table:table-row table:style-name="ro1">
          <table:table-cell table:number-columns-repeated="18"/>
        </table:table-row>
        <table:table-row table:style-name="ro1">
          <table:table-cell table:style-name="ce3" office:value-type="string" table:number-columns-spanned="9" table:number-rows-spanned="1">
            <text:p>TAXE SUR LES BUREAUX, LES LOCAUX COMMERCIAUX, DE STOCKAGE ET LES SURFACES DE STATIONNEMENT</text:p>
          </table:table-cell>
          <table:covered-table-cell table:number-columns-repeated="8"/>
          <table:table-cell table:number-columns-repeated="9"/>
        </table:table-row>
        <table:table-row table:style-name="ro1">
          <table:table-cell table:number-columns-repeated="18"/>
        </table:table-row>
        <table:table-row table:style-name="ro1">
          <table:table-cell table:style-name="ce2" office:value-type="string" table:number-columns-spanned="9" table:number-rows-spanned="2">
            <text:p>ATTENTION : la ou les déclarations récapitulatives doivent être adressées dûment signées accompagnées d'un SEUL MOYEN DE PAIEMENT ET DE L'ENSEMBLE DES DECLARATIONS INDIVIDUELLES au COMPTABLE DE LA DGE avant le 1er MARS de l'année d'imposition.</text:p>
          </table:table-cell>
          <table:covered-table-cell table:number-columns-repeated="8"/>
          <table:table-cell table:number-columns-repeated="9"/>
        </table:table-row>
        <table:table-row table:style-name="ro1">
          <table:covered-table-cell table:number-columns-repeated="9"/>
          <table:table-cell table:number-columns-repeated="9"/>
        </table:table-row>
        <table:table-row table:style-name="ro1">
          <table:table-cell table:number-columns-repeated="18"/>
        </table:table-row>
        <table:table-row table:style-name="ro1">
          <table:table-cell table:style-name="ce2" office:value-type="string" table:number-columns-spanned="4" table:number-rows-spanned="38">
            <text:p>Vous venez, ou vous allez recevoir l'ensemble des déclarations individuelles relatives à la taxe sur les bureaux, les locaux commerciaux, de stockage et sur les surfaces de stationnement. Les informations d'ordre général (principes généraux, calcul de la taxe, rédaction de la déclaration individuelle, lieu et date de dépôt de la déclaration et paiement de la taxe) sont données dans la notice située au dos de chacune de ces déclarations. Vous devez alors : - compléter (ou faire compléter) toutes les déclarations pré-identifiées individuelles jusqu'au calcul de la taxe (y compris les éventuelles déclarations non pré-identifiées n° 6705 B). L'ensemble des déclarations sont envoyées à l'adresse du redevable légal de la taxe. Toutefois, vous avez toujours la possibilité de faire servir ces déclarations individuelles à chaque déclarant. Dans ce cas, il vous appartient : - de faire parvenir l'imprimé concerné à la personne dont les coordonnées figurent dans le cadre B de chaque déclaration individuelle ; - de collecter ces mêmes déclarations avant le 1er septembre pour pouvoir les transmettre à la Direction des Grandes Entreprises en même temps que la ou les déclarations récapitulatives ; - reporter le montant de la "taxe à payer" (situé au bas du cadre D) de chaque déclaration individuelle au regard du département (ou de la direction) et de la commune (ou de l'arrondissement pour PARIS) dans le cadre B de la déclaration récapitulative ; - reporter, éventuellement, le total des "taxes à payer" des déclarations récapitulatives précédentes (si vous possédez des locaux dans plus de 20 communes ou arrondissement sur l'avant dernière ligne du cadre B de la déclaration récapitulative) ; - effectuer la somme des "taxes à payer" pour chaque imprimé et la porter sur la dernière ligne du cadre B de l'imprimé. Cette dernière somme devra être portée dans le cadre "Rappel du total des taxes à payer" situé sous le cadre A de la déclaration récapitulative. Si vous avez reçu plusieurs déclarations récapitulatives, vous ne devrez servir qu'une seule fois cette dernière zone (cf. ci-après). N'omettez pas de signer la ou les déclarations récapitulatives. Rectifiez, si nécessaire, les informations pré-identifiées au cadre A de l'imprimé en utilisant les zones réservées à cet effet. Si vous possédez des surfaces de stationnement dans plus de 20 communes (ou arrondissement pour PARIS), vous recevrez plusieurs déclarations récapitulatives. Il vous appartient, dans ce cas : - de procéder au complètement des déclarations individuelles dans les conditions évoquées ci-dessus ; - de reporter les "taxes à payer" correspondant aux déclarations individuelles sur toutes les déclarations récapitulatives ; - de sommer, pour la première déclaration récapitulative (l'ordre de complètement des déclarations récapitulatives est laissé à votre initiative), l'ensemble des "taxe à payer" ; - de reporter sur la deuxième déclaration récapitulative, la somme de l'ensemble des "taxes à payer" de la première déclaration récapitulative puis de porter à nouveau, pour cette deuxième déclaration récapitulative, la nouvelle somme des taxes à payer sur la dernière ligne ; - de recommencer l'opération autant de fois qu'il y a de déclarations récapitulatives ; - de porter, seulement sur la dernière déclaration, la somme totale dans le cadre "Rappel du total des taxes à payer". Vous devrez par ailleurs indiquer le nombre de déclarations récapitulatives que vous avez servies dans le cadre réservé à cet effet situé au bas du cadre B de l'imprimé. N'omettez pas de signer l'ensemble des déclarations individuelles et récapitulatives.</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2">
          <table:table-cell table:style-name="ce2" office:value-type="string" table:number-columns-spanned="4" table:number-rows-spanned="1">
            <text:p>LIEU ET DATE DE DEPÔT DE LA DECLARATION RECAPITULATIVE / PAIEMENT DE LA TAXE</text:p>
          </table:table-cell>
          <table:covered-table-cell table:number-columns-repeated="3"/>
          <table:table-cell table:number-columns-repeated="14"/>
        </table:table-row>
        <table:table-row table:style-name="ro1">
          <table:table-cell table:style-name="ce2" office:value-type="string" table:number-columns-spanned="4" table:number-rows-spanned="11">
            <text:p>Vous devez déposer votre ou vos déclarations récapitulatives auprès du COMPTABLE DE LA DGE, indiqué au recto de l'imprimé avant le 1er mars de l'année de l'imposition. Vous devez remettre à ce comptable : - toutes les déclarations individuelles, pré-identifiées 6705 BK et, le cas échéant les déclarations 6705 B ; - toutes les déclarations récapitulatives ; - le moyen de paiement UNIQUE, égal au montant total des "taxe à payer" de la dernière déclaration récapitulative (voir plus haut). Si vous payez par chèque, établissez celui-ci à l'ordre du "TRESOR PUBLIC", sans autre indication. Vous pouvez effectuer un virement au profit de la Banque de France, à l'aide des codes indiqués dans le cadre réservé au service chargé du recouvrement. Le retard dans le paiement de la taxe donne lieu à l'application de pénalités. Les omissions de renseignements ou inexactitudes sont, par ailleurs, passibles de sanctions.</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NewRomanPSMT" svg:font-family="TimesNewRomanPSMT" style:font-family-generic="roman"/>
    <style:font-face style:name="ArialMT" svg:font-family="ArialMT" style:font-family-generic="swiss"/>
    <style:font-face style:name="Segoe UI" svg:font-family="'Segoe UI'"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31">31/03/2020</text:date>, <text:time>19:40: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4M19S</meta:editing-duration>
    <meta:editing-cycles>5</meta:editing-cycles>
    <meta:generator>OpenOffice/4.1.7$Win32 OpenOffice.org_project/417m1$Build-9800</meta:generator>
    <dc:date>2020-03-31T19:40:29.42</dc:date>
    <dc:creator>Jason ALOYAU</dc:creator>
    <meta:document-statistic meta:table-count="1" meta:cell-count="56" meta:object-count="0"/>
    <meta:user-defined meta:name="Info 1"/>
    <meta:user-defined meta:name="Info 2"/>
    <meta:user-defined meta:name="Info 3"/>
    <meta:user-defined meta:name="Info 4"/>
  </office:meta>
</office:document-meta>
</file>